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hMap.HashMap( int initialCapacity , float load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Map.HashMap( Map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Map.HashMap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Map.get( Object key , Object _defa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shMap.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